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9316b" draw:fill="solid" draw:fill-color="#5983b0" draw:textarea-horizontal-align="justify" draw:textarea-vertical-align="middle" draw:auto-grow-height="false" fo:min-height="1.328cm" fo:min-width="0.798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textarea-vertical-align="middle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3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0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9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7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2cm" fo:min-width="0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471cm" draw:marker-end-width="0.47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472cm" draw:marker-end-width="0.47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  <style:paragraph-properties style:writing-mode="lr-tb"/>
    </style:style>
    <style:style style:name="gr13" style:family="graphic" style:parent-style-name="standard">
      <style:graphic-properties svg:stroke-color="#158466" draw:fill-color="#3faf46" draw:textarea-horizontal-align="justify" draw:textarea-vertical-align="middle" draw:auto-grow-height="false" fo:min-height="0.074cm" fo:min-width="0cm"/>
      <style:paragraph-properties style:writing-mode="lr-tb"/>
    </style:style>
    <style:style style:name="gr14" style:family="graphic" style:parent-style-name="standard">
      <style:graphic-properties svg:stroke-color="#000000" draw:fill-color="#3faf46" draw:textarea-horizontal-align="justify" draw:textarea-vertical-align="middle" draw:auto-grow-height="false" fo:min-height="0.06cm" fo:min-width="0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cm" draw:marker-end-width="0cm" draw:textarea-vertical-align="middle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854cm" fo:min-width="1.4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4cm" fo:min-width="2.793cm"/>
      <style:paragraph-properties style:writing-mode="lr-tb"/>
    </style:style>
    <style:style style:name="gr18" style:family="graphic" style:parent-style-name="standard">
      <style:graphic-properties svg:stroke-color="#5983b0" draw:fill="solid" draw:fill-color="#5983b0" draw:textarea-horizontal-align="justify" draw:textarea-vertical-align="middle" draw:auto-grow-height="false" fo:min-height="1.348cm" fo:min-width="1.069cm"/>
      <style:paragraph-properties style:writing-mode="lr-tb"/>
    </style:style>
    <style:style style:name="gr19" style:family="graphic" style:parent-style-name="Default_5f_2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3cm" fo:min-width="1.436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cm" draw:marker-end-width="0cm" draw:fill-color="#000000" draw:textarea-vertical-align="middle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584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cm" draw:marker-end-width="0cm" draw:fill="solid" draw:fill-color="#000000" draw:textarea-vertical-align="middle" fo:padding-top="0.134cm" fo:padding-bottom="0.134cm" fo:padding-left="0.259cm" fo:padding-right="0.259cm"/>
      <style:paragraph-properties style:writing-mode="lr-tb"/>
    </style:style>
    <style:style style:name="gr24" style:family="graphic" style:parent-style-name="objectwithoutfill">
      <style:graphic-properties svg:stroke-width="0.018cm" svg:stroke-color="#000000" draw:marker-start-width="0.227cm" draw:marker-end="Arrow" draw:marker-end-width="0.327cm" draw:fill="none" draw:fill-color="#729fcf" draw:textarea-vertical-align="middle" fo:padding-top="0.134cm" fo:padding-bottom="0.134cm" fo:padding-left="0.259cm" fo:padding-right="0.259cm"/>
      <style:paragraph-properties style:writing-mode="lr-tb"/>
    </style:style>
    <style:style style:name="gr25" style:family="graphic" style:parent-style-name="objectwithoutfill">
      <style:graphic-properties svg:stroke-width="0.018cm" svg:stroke-color="#000000" draw:marker-start-width="0.227cm" draw:marker-end="Arrow" draw:marker-end-width="0.327cm" draw:fill="none" draw:fill-color="#3465a4" draw:textarea-vertical-align="middle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2.793cm"/>
      <style:paragraph-properties style:writing-mode="lr-tb"/>
    </style:style>
    <style:style style:name="gr27" style:family="graphic" style:parent-style-name="standard">
      <style:graphic-properties svg:stroke-color="#158466" draw:fill-color="#3faf46" draw:textarea-horizontal-align="justify" draw:textarea-vertical-align="middle" draw:auto-grow-height="false" fo:min-height="0.06cm" fo:min-width="0cm"/>
      <style:paragraph-properties style:writing-mode="lr-tb"/>
    </style:style>
    <style:style style:name="gr28" style:family="graphic" style:parent-style-name="standard">
      <style:graphic-properties svg:stroke-color="#158466" draw:fill-color="#3faf46" draw:textarea-horizontal-align="justify" draw:textarea-vertical-align="middle" draw:auto-grow-height="false" fo:min-height="0.075cm" fo:min-width="0cm"/>
      <style:paragraph-properties style:writing-mode="lr-tb"/>
    </style:style>
    <style:style style:name="gr29" style:family="graphic" style:parent-style-name="standard">
      <style:graphic-properties draw:fill-color="#3faf46" draw:textarea-horizontal-align="justify" draw:textarea-vertical-align="middle" draw:auto-grow-height="false" fo:min-height="0.074cm" fo:min-width="0cm"/>
      <style:paragraph-properties style:writing-mode="lr-tb"/>
    </style:style>
    <style:style style:name="gr30" style:family="graphic" style:parent-style-name="standard">
      <style:graphic-properties draw:fill-color="#3faf46" draw:textarea-horizontal-align="justify" draw:textarea-vertical-align="middle" draw:auto-grow-height="false" fo:min-height="0.099cm" fo:min-width="0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5983b0"/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2pt" style:font-size-complex="22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3faf46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5983b0"/>
      <style:paragraph-properties fo:text-align="center" style:writing-mode="lr-tb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000000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729fc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3465a4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20pt" style:font-name-asian="Liberation Sans2" style:font-size-asian="22pt" style:font-name-complex="Liberation Sans2" style:font-size-complex="22pt"/>
    </style:style>
    <style:style style:name="T2" style:family="text">
      <style:text-properties fo:font-size="20pt" style:font-size-asian="22pt" style:font-size-complex="22pt"/>
    </style:style>
    <style:style style:name="T3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4" style:family="text">
      <style:text-properties style:font-name="Liberation Sans" fo:font-size="22pt" style:font-name-asian="Liberation Sans2" style:font-size-asian="22pt" style:font-name-complex="Liberation Sans2" style:font-size-complex="22pt"/>
    </style:style>
    <style:style style:name="T5" style:family="text">
      <style:text-properties fo:font-size="17.899999618530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2.594cm" svg:height="3.155cm" svg:x="16.759cm" svg:y="7.379cm">
          <text:p><text:span text:style-name="T6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0.607cm" svg:x1="3.511cm" svg:y1="10.716cm" svg:x2="13.382cm" svg:y2="10.538cm" draw:end-shape="id1" draw:end-glue-point="2" svg:d="M3511 10716v970h9871v-1148" svg:viewBox="0 0 9872 1149">
          <text:p><text:span text:style-name="T6"/></text:p>
        </draw:connector>
        <draw:connector draw:style-name="gr2" draw:text-style-name="P2" draw:layer="layout" svg:x1="3.505cm" svg:y1="13.479cm" svg:x2="3.489cm" svg:y2="10.732cm" draw:start-shape="id2" draw:start-glue-point="0" svg:d="M3505 13479v-1644h-16v-1103" svg:viewBox="0 0 17 2748">
          <text:p><text:span text:style-name="T6"/></text:p>
        </draw:connector>
        <draw:g xml:id="id4" draw:id="id4">
          <draw:line draw:style-name="gr3" draw:text-style-name="P3" draw:layer="layout" svg:x1="21.26cm" svg:y1="7.859cm" svg:x2="20.846cm" svg:y2="8.037cm">
            <text:p/>
          </draw:line>
          <draw:line draw:style-name="gr3" draw:text-style-name="P3" draw:layer="layout" svg:x1="20.846cm" svg:y1="8.027cm" svg:x2="21.615cm" svg:y2="8.383cm">
            <text:p/>
          </draw:line>
          <draw:line draw:style-name="gr3" draw:text-style-name="P3" draw:layer="layout" svg:x1="21.635cm" svg:y1="8.404cm" svg:x2="20.846cm" svg:y2="8.741cm">
            <text:p/>
          </draw:line>
          <draw:line draw:style-name="gr3" draw:text-style-name="P3" draw:layer="layout" svg:x1="20.846cm" svg:y1="8.733cm" svg:x2="21.615cm" svg:y2="9.089cm">
            <text:p/>
          </draw:line>
          <draw:line draw:style-name="gr3" draw:text-style-name="P3" draw:layer="layout" svg:x1="21.635cm" svg:y1="9.109cm" svg:x2="20.846cm" svg:y2="9.446cm">
            <text:p/>
          </draw:line>
          <draw:line draw:style-name="gr3" draw:text-style-name="P3" draw:layer="layout" svg:x1="20.846cm" svg:y1="9.438cm" svg:x2="21.251cm" svg:y2="9.61cm">
            <text:p/>
          </draw:line>
        </draw:g>
        <draw:connector draw:style-name="gr4" draw:text-style-name="P4" draw:layer="layout" draw:line-skew="-1.747cm" svg:x1="3.511cm" svg:y1="8.456cm" svg:x2="13.382cm" svg:y2="8.506cm" draw:end-shape="id1" draw:end-glue-point="0" svg:d="M3511 8456v-2238h9871v2288" svg:viewBox="0 0 9872 2289">
          <text:p><text:span text:style-name="T6"/></text:p>
        </draw:connector>
        <draw:connector draw:style-name="gr2" draw:text-style-name="P2" draw:layer="layout" draw:line-skew="0.519cm" svg:x1="18.056cm" svg:y1="10.534cm" svg:x2="21.24cm" svg:y2="9.61cm" draw:start-shape="id3" draw:start-glue-point="6" draw:end-shape="id4" draw:end-glue-point="2" svg:d="M18056 10534v1020h3184v-1944" svg:viewBox="0 0 3185 1945">
          <text:p><text:span text:style-name="T6"/></text:p>
        </draw:connector>
        <draw:frame draw:style-name="gr5" draw:text-style-name="P5" draw:layer="layout" svg:width="1.809cm" svg:height="1.928cm" svg:x="13.585cm" svg:y="9.758cm">
          <draw:text-box>
            <text:p><text:span text:style-name="T1">r</text:span><text:span text:style-name="T1">_</text:span><text:span text:style-name="T1">π</text:span></text:p>
          </draw:text-box>
        </draw:frame>
        <draw:frame draw:style-name="gr6" draw:text-style-name="P5" draw:layer="layout" svg:width="1.539cm" svg:height="1.928cm" svg:x="3.352cm" svg:y="5.239cm">
          <draw:text-box>
            <text:p><text:span text:style-name="T2">Rs</text:span></text:p>
          </draw:text-box>
        </draw:frame>
        <draw:frame draw:style-name="gr7" draw:text-style-name="P5" draw:layer="layout" svg:width="3.496cm" svg:height="1.928cm" svg:x="21.143cm" svg:y="9.998cm">
          <draw:text-box>
            <text:p><text:span text:style-name="T2">r_</text:span><text:span text:style-name="T2">o </text:span><text:span text:style-name="T2">// </text:span><text:span text:style-name="T2">R</text:span><text:span text:style-name="T2">c</text:span></text:p>
          </draw:text-box>
        </draw:frame>
        <draw:frame draw:style-name="gr8" draw:text-style-name="P5" draw:layer="layout" svg:width="3.293cm" svg:height="1.928cm" svg:x="1cm" svg:y="7.801cm">
          <draw:text-box draw:corner-radius="0.756cm">
            <text:p><text:span text:style-name="T2">v_s</text:span></text:p>
          </draw:text-box>
        </draw:frame>
        <draw:frame draw:style-name="gr9" draw:text-style-name="P6" draw:layer="layout" svg:width="4.362cm" svg:height="2.052cm" svg:x="14.461cm" svg:y="6.594cm">
          <draw:text-box>
            <text:p><text:span text:style-name="T3">g_m</text:span><text:span text:style-name="T4">*v_</text:span><text:span text:style-name="T3">π</text:span></text:p>
          </draw:text-box>
        </draw:frame>
        <draw:g xml:id="id1" draw:id="id1">
          <draw:line draw:style-name="gr10" draw:text-style-name="P3" draw:layer="layout" svg:x1="13.387cm" svg:y1="10.538cm" svg:x2="12.991cm" svg:y2="10.377cm">
            <text:p/>
          </draw:line>
          <draw:line draw:style-name="gr10" draw:text-style-name="P3" draw:layer="layout" svg:x1="13.771cm" svg:y1="10.03cm" svg:x2="12.993cm" svg:y2="10.381cm">
            <text:p/>
          </draw:line>
          <draw:line draw:style-name="gr10" draw:text-style-name="P3" draw:layer="layout" svg:x1="13.786cm" svg:y1="9.355cm" svg:x2="12.979cm" svg:y2="9.018cm">
            <text:p/>
          </draw:line>
          <draw:line draw:style-name="gr10" draw:text-style-name="P3" draw:layer="layout" svg:x1="13.79cm" svg:y1="10.046cm" svg:x2="12.983cm" svg:y2="9.709cm">
            <text:p/>
          </draw:line>
          <draw:line draw:style-name="gr10" draw:text-style-name="P3" draw:layer="layout" svg:x1="13.781cm" svg:y1="9.342cm" svg:x2="13.003cm" svg:y2="9.693cm">
            <text:p/>
          </draw:line>
          <draw:line draw:style-name="gr10" draw:text-style-name="P3" draw:layer="layout" svg:x1="13.752cm" svg:y1="8.66cm" svg:x2="12.974cm" svg:y2="9.011cm">
            <text:p/>
          </draw:line>
          <draw:line draw:style-name="gr10" draw:text-style-name="P3" draw:layer="layout" svg:x1="13.713cm" svg:y1="8.667cm" svg:x2="13.317cm" svg:y2="8.506cm">
            <text:p/>
          </draw:line>
        </draw:g>
        <draw:g xml:id="id2" draw:id="id2">
          <draw:line draw:style-name="gr11" draw:text-style-name="P3" draw:layer="layout" svg:x1="4.975cm" svg:y1="13.496cm" svg:x2="2.036cm" svg:y2="13.514cm">
            <text:p/>
          </draw:line>
          <draw:line draw:style-name="gr11" draw:text-style-name="P3" draw:layer="layout" svg:x1="4.975cm" svg:y1="13.479cm" svg:x2="2.036cm" svg:y2="13.497cm">
            <text:p/>
          </draw:line>
          <draw:line draw:style-name="gr11" draw:text-style-name="P3" draw:layer="layout" svg:x1="2.838cm" svg:y1="13.895cm" svg:x2="4.298cm" svg:y2="13.895cm">
            <text:p/>
          </draw:line>
          <draw:line draw:style-name="gr11" draw:text-style-name="P3" draw:layer="layout" svg:x1="3.234cm" svg:y1="14.243cm" svg:x2="3.936cm" svg:y2="14.243cm">
            <text:p/>
          </draw:line>
        </draw:g>
        <draw:line draw:style-name="gr12" draw:text-style-name="P7" draw:layer="layout" svg:x1="18.001cm" svg:y1="8.117cm" svg:x2="18.012cm" svg:y2="10.031cm">
          <text:p><text:span text:style-name="T6"/></text:p>
        </draw:line>
        <draw:custom-shape draw:style-name="gr13" draw:text-style-name="P8" xml:id="id6" draw:id="id6" draw:layer="layout" svg:width="0.455cm" svg:height="0.458cm" svg:x="27.36cm" svg:y="5.921cm">
          <text:p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5" draw:id="id5" draw:layer="layout" svg:width="0.424cm" svg:height="0.438cm" svg:x="27.342cm" svg:y="11.404cm">
          <text:p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7" draw:id="id7" draw:layer="layout" svg:x1="27.342cm" svg:y1="11.623cm" svg:x2="18.056cm" svg:y2="10.534cm" draw:start-shape="id5" draw:start-glue-point="6" draw:end-shape="id3" draw:end-glue-point="6" svg:d="M27342 11623h-9286v-1089" svg:viewBox="0 0 9287 1090">
          <text:p><text:span text:style-name="T6"/></text:p>
        </draw:connector>
        <draw:connector draw:style-name="gr15" draw:text-style-name="P2" draw:layer="layout" svg:x1="27.36cm" svg:y1="6.15cm" svg:x2="18.056cm" svg:y2="7.379cm" draw:start-shape="id6" draw:start-glue-point="6" draw:end-shape="id3" draw:end-glue-point="4" svg:d="M27360 6150h-9304v1229" svg:viewBox="0 0 9305 1230">
          <text:p><text:span text:style-name="T6"/></text:p>
        </draw:connector>
        <draw:custom-shape draw:style-name="gr16" draw:text-style-name="P9" draw:layer="layout" svg:width="1.977cm" svg:height="1.104cm" svg:x="4.604cm" svg:y="5.703cm">
          <text:p><text:span text:style-name="T6"/></text:p>
          <draw:enhanced-geometry svg:viewBox="0 0 21600 21600" draw:type="rectangle" draw:enhanced-path="M 0 0 L 21600 0 21600 21600 0 21600 0 0 Z N"/>
        </draw:custom-shape>
        <draw:g>
          <draw:line draw:style-name="gr11" draw:text-style-name="P3" draw:layer="layout" svg:x1="6.61cm" svg:y1="6.266cm" svg:x2="6.459cm" svg:y2="6.765cm">
            <text:p/>
          </draw:line>
          <draw:line draw:style-name="gr11" draw:text-style-name="P3" draw:layer="layout" svg:x1="6.106cm" svg:y1="5.794cm" svg:x2="6.46cm" svg:y2="6.763cm">
            <text:p/>
          </draw:line>
          <draw:line draw:style-name="gr11" draw:text-style-name="P3" draw:layer="layout" svg:x1="5.446cm" svg:y1="5.782cm" svg:x2="5.128cm" svg:y2="6.796cm">
            <text:p/>
          </draw:line>
          <draw:line draw:style-name="gr11" draw:text-style-name="P3" draw:layer="layout" svg:x1="6.122cm" svg:y1="5.77cm" svg:x2="5.804cm" svg:y2="6.784cm">
            <text:p/>
          </draw:line>
          <draw:line draw:style-name="gr11" draw:text-style-name="P3" draw:layer="layout" svg:x1="5.433cm" svg:y1="5.789cm" svg:x2="5.787cm" svg:y2="6.758cm">
            <text:p/>
          </draw:line>
          <draw:line draw:style-name="gr11" draw:text-style-name="P3" draw:layer="layout" svg:x1="4.764cm" svg:y1="5.833cm" svg:x2="5.118cm" svg:y2="6.802cm">
            <text:p/>
          </draw:line>
          <draw:line draw:style-name="gr11" draw:text-style-name="P3" draw:layer="layout" svg:x1="4.772cm" svg:y1="5.881cm" svg:x2="4.621cm" svg:y2="6.38cm">
            <text:p/>
          </draw:line>
        </draw:g>
        <draw:frame draw:style-name="gr17" draw:text-style-name="P5" draw:layer="layout" svg:width="3.293cm" svg:height="4.644cm" svg:x="26.607cm" svg:y="6.71cm">
          <draw:text-box draw:corner-radius="0.756cm">
            <text:p><text:span text:style-name="T2"><text:s/></text:span><text:span text:style-name="T2">+</text:span></text:p>
            <text:p><text:span text:style-name="T5"/></text:p>
            <text:p><text:span text:style-name="T2">v_o</text:span></text:p>
            <text:p><text:span text:style-name="T5"/></text:p>
            <text:p><text:span text:style-name="T2"><text:s/></text:span><text:span text:style-name="T2">-</text:span></text:p>
          </draw:text-box>
        </draw:frame>
        <draw:custom-shape draw:style-name="gr18" draw:text-style-name="P11" draw:layer="layout" svg:width="2.219cm" svg:height="2.26cm" svg:x="2.458cm" svg:y="8.446cm">
          <text:p text:style-name="P10"><text:span text:style-name="T6">+</text:span></text:p>
          <text:p text:style-name="P10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13.364cm" svg:y1="11.622cm" svg:x2="18.056cm" svg:y2="11.623cm" draw:end-shape="id7" draw:end-glue-point="0" svg:d="M13364 11622h2092v1h2600" svg:viewBox="0 0 4693 2">
          <text:p><text:span text:style-name="T6"/></text:p>
        </draw:connector>
        <draw:frame draw:style-name="gr20" draw:text-style-name="P5" draw:layer="layout" svg:width="1.936cm" svg:height="4.643cm" svg:x="11.231cm" svg:y="6.826cm">
          <draw:text-box draw:corner-radius="0.756cm">
            <text:p><text:span text:style-name="T2"><text:s text:c="3"/></text:span><text:span text:style-name="T2">+</text:span></text:p>
            <text:p><text:span text:style-name="T5"/></text:p>
            <text:p text:style-name="P12"><text:span text:style-name="T7">v_</text:span><text:span text:style-name="T1">π</text:span></text:p>
            <text:p><text:span text:style-name="T5"/></text:p>
            <text:p><text:span text:style-name="T2"><text:s text:c="4"/></text:span><text:span text:style-name="T2">-</text:span></text:p>
          </draw:text-box>
        </draw:frame>
        <draw:g xml:id="id8" draw:id="id8">
          <draw:line draw:style-name="gr11" draw:text-style-name="P3" draw:layer="layout" svg:x1="10.104cm" svg:y1="10.43cm" svg:x2="9.708cm" svg:y2="10.244cm">
            <text:p/>
          </draw:line>
          <draw:line draw:style-name="gr11" draw:text-style-name="P3" draw:layer="layout" svg:x1="10.487cm" svg:y1="9.84cm" svg:x2="9.709cm" svg:y2="10.248cm">
            <text:p/>
          </draw:line>
          <draw:line draw:style-name="gr11" draw:text-style-name="P3" draw:layer="layout" svg:x1="10.503cm" svg:y1="9.055cm" svg:x2="9.696cm" svg:y2="8.663cm">
            <text:p/>
          </draw:line>
          <draw:line draw:style-name="gr11" draw:text-style-name="P3" draw:layer="layout" svg:x1="10.507cm" svg:y1="9.858cm" svg:x2="9.7cm" svg:y2="9.466cm">
            <text:p/>
          </draw:line>
          <draw:line draw:style-name="gr11" draw:text-style-name="P3" draw:layer="layout" svg:x1="10.498cm" svg:y1="9.039cm" svg:x2="9.72cm" svg:y2="9.447cm">
            <text:p/>
          </draw:line>
          <draw:line draw:style-name="gr11" draw:text-style-name="P3" draw:layer="layout" svg:x1="10.469cm" svg:y1="8.247cm" svg:x2="9.691cm" svg:y2="8.655cm">
            <text:p/>
          </draw:line>
          <draw:line draw:style-name="gr11" draw:text-style-name="P3" draw:layer="layout" svg:x1="10.429cm" svg:y1="8.253cm" svg:x2="10.033cm" svg:y2="8.067cm">
            <text:p/>
          </draw:line>
        </draw:g>
        <draw:connector draw:style-name="gr21" draw:text-style-name="P4" draw:layer="layout" svg:x1="10.099cm" svg:y1="8.067cm" svg:x2="10.098cm" svg:y2="6.13cm" draw:start-shape="id8" draw:start-glue-point="0" svg:d="M10099 8067v-1239h-1v-698" svg:viewBox="0 0 2 1938">
          <text:p><text:span text:style-name="T6"/></text:p>
        </draw:connector>
        <draw:connector draw:style-name="gr21" draw:text-style-name="P4" draw:layer="layout" svg:x1="10.107cm" svg:y1="11.627cm" svg:x2="10.108cm" svg:y2="10.336cm" svg:d="M10107 11627v-645h1v-646" svg:viewBox="0 0 2 1292">
          <text:p><text:span text:style-name="T6"/></text:p>
        </draw:connector>
        <draw:frame draw:style-name="gr22" draw:text-style-name="P5" draw:layer="layout" svg:width="2.084cm" svg:height="1.928cm" svg:x="7.554cm" svg:y="7.222cm">
          <draw:text-box>
            <text:p><text:span text:style-name="T1">R_B</text:span></text:p>
          </draw:text-box>
        </draw:frame>
        <draw:connector draw:style-name="gr23" draw:text-style-name="P13" draw:layer="layout" svg:x1="7.631cm" svg:y1="4.354cm" svg:x2="7.629cm" svg:y2="13.017cm" svg:d="M7631 4354v4332h-2v4331" svg:viewBox="0 0 3 8664">
          <text:p><text:span text:style-name="T6"/></text:p>
        </draw:connector>
        <draw:line draw:style-name="gr24" draw:text-style-name="P14" draw:layer="layout" svg:x1="7.589cm" svg:y1="4.432cm" svg:x2="10.071cm" svg:y2="4.432cm">
          <text:p><text:span text:style-name="T6"/></text:p>
        </draw:line>
        <draw:line draw:style-name="gr25" draw:text-style-name="P15" draw:layer="layout" svg:x1="7.562cm" svg:y1="12.948cm" svg:x2="10.044cm" svg:y2="12.948cm">
          <text:p><text:span text:style-name="T6"/></text:p>
        </draw:line>
        <draw:frame draw:style-name="gr26" draw:text-style-name="P5" draw:layer="layout" svg:width="3.293cm" svg:height="1.321cm" svg:x="7.372cm" svg:y="2.592cm">
          <draw:text-box draw:corner-radius="0.756cm">
            <text:p><text:span text:style-name="T2">Z_i</text:span></text:p>
          </draw:text-box>
        </draw:frame>
        <draw:connector draw:style-name="gr15" draw:text-style-name="P2" draw:layer="layout" svg:x1="24.933cm" svg:y1="4.34cm" svg:x2="24.932cm" svg:y2="13.002cm" svg:d="M24933 4340v4331h-1v4331" svg:viewBox="0 0 2 8663">
          <text:p><text:span text:style-name="T6"/></text:p>
        </draw:connector>
        <draw:line draw:style-name="gr25" draw:text-style-name="P15" draw:layer="layout" svg:x1="24.955cm" svg:y1="12.933cm" svg:x2="22.473cm" svg:y2="12.961cm">
          <text:p><text:span text:style-name="T6"/></text:p>
        </draw:line>
        <draw:line draw:style-name="gr25" draw:text-style-name="P15" draw:layer="layout" svg:x1="24.985cm" svg:y1="4.354cm" svg:x2="22.503cm" svg:y2="4.382cm">
          <text:p><text:span text:style-name="T6"/></text:p>
        </draw:line>
        <draw:frame draw:style-name="gr8" draw:text-style-name="P5" draw:layer="layout" svg:width="3.293cm" svg:height="1.928cm" svg:x="23.275cm" svg:y="3.21cm">
          <draw:text-box draw:corner-radius="0.756cm">
            <text:p><text:span text:style-name="T2">Z_o</text:span></text:p>
          </draw:text-box>
        </draw:frame>
        <draw:custom-shape draw:style-name="gr27" draw:text-style-name="P8" draw:layer="layout" svg:width="0.424cm" svg:height="0.438cm" svg:x="24.69cm" svg:y="11.404cm">
          <text:p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455cm" svg:height="0.459cm" svg:x="24.708cm" svg:y="5.919cm">
          <text:p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456cm" svg:height="0.458cm" svg:x="7.429cm" svg:y="6.138cm">
          <text:p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485cm" svg:height="0.493cm" svg:x="7.384cm" svg:y="11.491cm">
          <text:p><text:span text:style-name="T6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21.179cm" svg:y1="7.93cm" svg:x2="21.206cm" svg:y2="6.173cm">
          <text:p><text:span text:style-name="T6"/></text:p>
        </draw:line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3T01:26:37.666608787</dc:date>
    <meta:editing-duration>PT22H31M3S</meta:editing-duration>
    <meta:editing-cycles>27</meta:editing-cycles>
    <meta:generator>LibreOffice/6.4.6.2$Linux_X86_64 LibreOffice_project/40$Build-2</meta:generator>
    <meta:document-statistic meta:object-count="92"/>
  </office:meta>
</office:document-meta>
</file>